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7.855cm"/>
    </style:style>
    <style:style style:name="co3" style:family="table-column">
      <style:table-column-properties fo:break-before="auto" style:column-width="14.866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2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esoins_phas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Nbr de producteur.e.s ayant répondu, </text:p>
          </table:table-cell>
          <table:table-cell table:style-name="ce4" office:value-type="string" calcext:value-type="string">
            <text:p>… à la </text:p>
          </table:table-cell>
          <table:table-cell table:style-name="ce4" office:value-type="string" calcext:value-type="string">
            <text:p>question</text:p>
          </table:table-cell>
          <table:table-cell table:style-name="ce4" office:value-type="string" calcext:value-type="string">
            <text:p>code question</text:p>
          </table:table-cell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abattage mutualisé</text:p>
          </table:table-cell>
          <table:table-cell office:value-type="string" calcext:value-type="string">
            <text:p>Participez vous à un réseau de solidarité entre producteurs ?</text:p>
          </table:table-cell>
          <table:table-cell office:value-type="string" calcext:value-type="string">
            <text:p>sl01</text:p>
          </table:table-cell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Coopérative Le Pré Vert</text:p>
          </table:table-cell>
          <table:table-cell office:value-type="string" calcext:value-type="string">
            <text:p>Participez vous à un réseau de solidarité entre producteurs ?</text:p>
          </table:table-cell>
          <table:table-cell office:value-type="string" calcext:value-type="string">
            <text:p>sl01</text:p>
          </table:table-cell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service de remplacement</text:p>
          </table:table-cell>
          <table:table-cell office:value-type="string" calcext:value-type="string">
            <text:p>Participez vous à un réseau de solidarité entre producteurs ?</text:p>
          </table:table-cell>
          <table:table-cell office:value-type="string" calcext:value-type="string">
            <text:p>sl01</text:p>
          </table:table-cell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troc de surplus de production</text:p>
          </table:table-cell>
          <table:table-cell office:value-type="string" calcext:value-type="string">
            <text:p>Participez vous à un réseau de solidarité entre producteurs ?</text:p>
          </table:table-cell>
          <table:table-cell office:value-type="string" calcext:value-type="string">
            <text:p>sl01</text:p>
          </table:table-cell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Participez vous à un réseau de solidarité entre producteurs ?</text:p>
          </table:table-cell>
          <table:table-cell office:value-type="string" calcext:value-type="string">
            <text:p>sl01</text:p>
          </table:table-cell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soutien à nouveaux installés du secteur</text:p>
          </table:table-cell>
          <table:table-cell office:value-type="string" calcext:value-type="string">
            <text:p>Participez vous à un réseau de solidarité entre producteurs ?</text:p>
          </table:table-cell>
          <table:table-cell office:value-type="string" calcext:value-type="string">
            <text:p>sl01</text:p>
          </table:table-cell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entraide et coup de main</text:p>
          </table:table-cell>
          <table:table-cell office:value-type="string" calcext:value-type="string">
            <text:p>Participez vous à un réseau de solidarité entre producteurs ?</text:p>
          </table:table-cell>
          <table:table-cell office:value-type="string" calcext:value-type="string">
            <text:p>sl01</text:p>
          </table:table-cell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prêt de matériel</text:p>
          </table:table-cell>
          <table:table-cell office:value-type="string" calcext:value-type="string">
            <text:p>Participez vous à un réseau de solidarité entre producteurs ?</text:p>
          </table:table-cell>
          <table:table-cell office:value-type="string" calcext:value-type="string">
            <text:p>sl01</text:p>
          </table:table-cell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Confection en commun de paniers</text:p>
          </table:table-cell>
          <table:table-cell office:value-type="string" calcext:value-type="string">
            <text:p>Participez vous à un réseau de solidarité entre producteurs ?</text:p>
          </table:table-cell>
          <table:table-cell office:value-type="string" calcext:value-type="string">
            <text:p>sl01</text:p>
          </table:table-cell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service de prise en charge du transport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conseils techniques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service de prise en charge transport et vente de vos produits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transformation mutualisée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mutualisation de matériel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accès à un abattoir local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mutualisation de personnel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formation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appel à bénévolat ponctuel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gestion des déclassés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gestion des invendus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j'aimerai participer à certaines choses mais mon état de santé ne me permet pas d'y répondre actuellement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service de prise en charge de la vente de vos produits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temps de réflexion partage avec les élus et organisations professionnelle locales.</text:p>
          </table:table-cell>
          <table:table-cell office:value-type="string" calcext:value-type="string">
            <text:p>Seriez vous prêt à rejoindre un groupe de réflexion sur la résilience alimentaire ?</text:p>
          </table:table-cell>
          <table:table-cell office:value-type="string" calcext:value-type="string">
            <text:p>sr01</text:p>
          </table:table-cell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temps de réflexion partage avec d’autres</text:p>
          </table:table-cell>
          <table:table-cell office:value-type="string" calcext:value-type="string">
            <text:p>Seriez vous prêt à rejoindre un groupe de réflexion sur la résilience alimentaire ?</text:p>
          </table:table-cell>
          <table:table-cell office:value-type="string" calcext:value-type="string">
            <text:p>sr01</text:p>
          </table:table-cell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temps de réflexion partage avec d'autres acteurs : restauration collective, transformateurs, association consommateurs.</text:p>
          </table:table-cell>
          <table:table-cell office:value-type="string" calcext:value-type="string">
            <text:p>Seriez vous prêt à rejoindre un groupe de réflexion sur la résilience alimentaire ?</text:p>
          </table:table-cell>
          <table:table-cell office:value-type="string" calcext:value-type="string">
            <text:p>sr01</text:p>
          </table:table-cell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temps de réflexion partage avec des producteurs (exemples de thèmes: la gestion du foncier, les transmissions …</text:p>
          </table:table-cell>
          <table:table-cell office:value-type="string" calcext:value-type="string">
            <text:p>Seriez vous prêt à rejoindre un groupe de réflexion sur la résilience alimentaire ?</text:p>
          </table:table-cell>
          <table:table-cell office:value-type="string" calcext:value-type="string">
            <text:p>sr01</text:p>
          </table:table-cell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Seriez vous prêt à rejoindre un groupe de réflexion sur la résilience alimentaire ?</text:p>
          </table:table-cell>
          <table:table-cell office:value-type="string" calcext:value-type="string">
            <text:p>sr01</text:p>
          </table:table-cell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temps de réflexion partage avec des producteurs (exemples de thèmes: la gestion du foncier, les transmissions d'exploitation, diversification de production, reconversion, ...).</text:p>
          </table:table-cell>
          <table:table-cell office:value-type="string" calcext:value-type="string">
            <text:p>Seriez vous prêt à rejoindre un groupe de réflexion sur la résilience alimentaire ?</text:p>
          </table:table-cell>
          <table:table-cell office:value-type="string" calcext:value-type="string">
            <text:p>sr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17:05:28.965887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1T17:11:57.585954505</dc:date>
    <meta:editing-duration>PT8M27S</meta:editing-duration>
    <meta:editing-cycles>2</meta:editing-cycles>
    <meta:generator>LibreOffice/6.4.7.2$Linux_X86_64 LibreOffice_project/40$Build-2</meta:generator>
    <meta:document-statistic meta:table-count="1" meta:cell-count="120" meta:object-count="0"/>
  </office:meta>
</office:document-meta>
</file>